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Primeras directivas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3" draw:text-style-name="P7" draw:layer="layout" svg:width="18.272cm" svg:height="6.265cm" svg:x="2.328cm" svg:y="3.78cm" presentation:class="outline" presentation:user-transformed="true">
          <draw:text-box>
            <text:p text:style-name="P5"><text:span text:style-name="T5">Timeout</text:span></text:p>
            <text:p text:style-name="P5"><text:span text:style-name="T5">KeepAlive</text:span></text:p>
            <text:p text:style-name="P5"><text:span text:style-name="T5">MaxKeepAliveRequests</text:span></text:p>
            <text:p text:style-name="P5"><text:span text:style-name="T5">KeepAliveTimeout</text:span></text:p>
            <text:p text:style-name="P5"><text:span text:style-name="T5">User</text:span></text:p>
            <text:p text:style-name="P5"><text:span text:style-name="T5">LogLevel</text:span></text:p>
            <text:p text:style-name="P5"><text:span text:style-name="T5">LogFormat</text:span></text:p>
            <text:p text:style-name="P5"><text:span text:style-name="T5">Directory o DirectoryMatch</text:span></text:p>
            <text:p text:style-name="P5"><text:span text:style-name="T5">Files o FilesMatch</text:span></text:p>
            <text:p text:style-name="P5"><text:span text:style-name="T5"/></text:p>
            <text:p text:style-name="P6"><text:span text:style-name="T5"/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5:05.639625827</dc:date>
    <meta:editing-duration>PT8M41S</meta:editing-duration>
    <meta:editing-cycles>4</meta:editing-cycles>
    <meta:document-statistic meta:object-count="59"/>
  </office:meta>
</office:document-meta>
</file>